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ice Powerline" svg:font-family="'Anonymice Powerline'" style:font-pitch="fixed"/>
    <style:font-face style:name="Fira Mono for Powerline" svg:font-family="'Fira Mono for Powerline'" style:font-adornments="Bold" style:font-pitch="fixed"/>
    <style:font-face style:name="Source Code Pro Medium" svg:font-family="'Source Code Pro Medium'" style:font-pitch="fixed"/>
    <style:font-face style:name="Ubuntu Mono derivative Powerline" svg:font-family="'Ubuntu Mono derivative Powerline'" style:font-pitch="fixed"/>
    <style:font-face style:name="monofur" svg:font-family="monofur" style:font-pitch="fixed"/>
    <style:font-face style:name="00 Starmap Truetype" svg:font-family="'00 Starmap Truetype'" style:font-pitch="variable"/>
    <style:font-face style:name="8BIT WONDER" svg:font-family="'8BIT WONDER'" style:font-pitch="variable"/>
    <style:font-face style:name="Belle Allure CM" svg:font-family="'Belle Allure CM'" style:font-pitch="variable"/>
    <style:font-face style:name="Buttercup Sample" svg:font-family="'Buttercup Sample'" style:font-pitch="variable"/>
    <style:font-face style:name="Cocogoose" svg:font-family="Cocogoose" style:font-pitch="variable"/>
    <style:font-face style:name="Cubic" svg:font-family="Cubic" style:font-pitch="variable"/>
    <style:font-face style:name="Keep Calm Med" svg:font-family="'Keep Calm Med'" style:font-pitch="variable"/>
    <style:font-face style:name="Lemon/Milk light" svg:font-family="'Lemon/Milk light'" style:font-pitch="variable"/>
    <style:font-face style:name="Roboto" svg:font-family="Roboto" style:font-pitch="variable"/>
    <style:font-face style:name="Tall Dark And Handsome" svg:font-family="'Tall Dark And Handsome'" style:font-pitch="variable"/>
    <style:font-face style:name="Thirsty Script Extrabold Demo" svg:font-family="'Thirsty Script Extrabold Demo'" style:font-pitch="variable"/>
    <style:font-face style:name="Tinos for Powerline" svg:font-family="'Tinos for Powerline'" style:font-adornments="Bold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NimbusSans" svg:font-family="NimbusSans" style:font-adornments="Bold" style:font-family-generic="swiss" style:font-pitch="variable"/>
    <style:font-face style:name="URW Gothic" svg:font-family="'URW Gothic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6pt" fo:font-style="normal" officeooo:rsid="000222b8" officeooo:paragraph-rsid="000222b8" style:font-size-asian="16pt" style:font-style-asian="normal" style:font-size-complex="16pt" style:font-style-complex="normal"/>
    </style:style>
    <style:style style:name="P2" style:family="paragraph" style:parent-style-name="Standard">
      <style:text-properties style:font-name="DejaVu Sans Condensed" fo:font-size="16pt" fo:font-style="normal" officeooo:rsid="000222b8" officeooo:paragraph-rsid="0003499f" style:font-size-asian="16pt" style:font-style-asian="normal" style:font-size-complex="16pt" style:font-style-complex="normal"/>
    </style:style>
    <style:style style:name="P3" style:family="paragraph" style:parent-style-name="Standard">
      <style:text-properties style:font-name="DejaVu Sans Condensed" fo:font-size="16pt" fo:font-style="normal" officeooo:rsid="0003499f" officeooo:paragraph-rsid="0003499f" style:font-size-asian="16pt" style:font-style-asian="normal" style:font-size-complex="16pt" style:font-style-complex="normal"/>
    </style:style>
    <style:style style:name="P4" style:family="paragraph" style:parent-style-name="Standard">
      <style:text-properties style:font-name="DejaVu Sans Condensed" fo:font-size="16pt" officeooo:rsid="000222b8" officeooo:paragraph-rsid="000222b8" style:font-size-asian="16pt" style:font-size-complex="16pt"/>
    </style:style>
    <style:style style:name="P5" style:family="paragraph" style:parent-style-name="Standard">
      <style:text-properties style:font-name="DejaVu Sans Condensed" fo:font-size="16pt" officeooo:rsid="000222b8" officeooo:paragraph-rsid="0003499f" style:font-size-asian="16pt" style:font-size-complex="16pt"/>
    </style:style>
    <style:style style:name="P6" style:family="paragraph" style:parent-style-name="Standard">
      <style:text-properties style:font-name="DejaVu Sans Condensed" fo:font-size="16pt" fo:font-weight="bold" officeooo:rsid="000222b8" officeooo:paragraph-rsid="000222b8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DejaVu Sans Condensed" fo:font-size="16pt" fo:font-weight="bold" officeooo:rsid="000222b8" officeooo:paragraph-rsid="0003499f" style:font-size-asian="16pt" style:font-weight-asian="bold" style:font-size-complex="16pt" style:font-weight-complex="bold"/>
    </style:style>
    <style:style style:name="T1" style:family="text">
      <style:text-properties officeooo:rsid="00028756"/>
    </style:style>
    <style:style style:name="T2" style:family="text">
      <style:text-properties fo:font-weight="bold" officeooo:rsid="0002875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8756" style:font-weight-asian="normal" style:font-weight-complex="normal"/>
    </style:style>
    <style:style style:name="T5" style:family="text">
      <style:text-properties fo:font-weight="normal" officeooo:rsid="0003499f" style:font-weight-asian="normal" style:font-weight-complex="normal"/>
    </style:style>
    <style:style style:name="T6" style:family="text">
      <style:text-properties officeooo:rsid="000349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allo Nachbar,</text:p>
      <text:p text:style-name="P4"/>
      <text:p text:style-name="P1">wir sind das OpenLab Augsburg, ein Raum für kreative Ideen in der Elisenstr. 1. Am Wochenende 28.-30.7. veranstalten wir die NerdNight³, das ist eine Veranstaltung mit Vorträgen, Workshops, Party und vielen netten Leuten. <text:span text:style-name="T6">Den Flyer dazu habe ich mit eingeworfen.</text:span> Im Laufe dieses Events könnte es natürlich ein bisschen lauter werden. <text:span text:style-name="T1">Falls es aus dem Rahmen gerät, erreichst Du mich unter </text:span><text:span text:style-name="T2">0151 5102 8803</text:span><text:span text:style-name="T1">. Die „offizielle“ Telefonnummer des OpenLab ist die </text:span><text:span text:style-name="T2">0821 570 899 44</text:span><text:span text:style-name="T4">. </text:span><text:span text:style-name="T5">Wir würden uns auch freuen, wenn Du einfach mal vorbeischaust. Es gibt auch gutes Essen und Trinken und nette Leute.</text:span></text:p>
      <text:p text:style-name="P1"><text:span text:style-name="T5"/></text:p>
      <text:p text:style-name="P3"><text:span text:style-name="T3">Für das OpenLab Augsburg,<text:line-break/>phjl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7">Hallo Nachbar,</text:p>
      <text:p text:style-name="P5"/>
      <text:p text:style-name="P2">wir sind das OpenLab Augsburg, ein Raum für kreative Ideen in der Elisenstr. 1. Am Wochenende 28.-30.7. veranstalten wir die NerdNight³, das ist eine Veranstaltung mit Vorträgen, Workshops, Party und vielen netten Leuten. <text:span text:style-name="T6">Den Flyer dazu habe ich mit eingeworfen.</text:span> Im Laufe dieses Events könnte es natürlich ein bisschen lauter werden. <text:span text:style-name="T1">Falls es aus dem Rahmen gerät, erreichst Du mich unter </text:span><text:span text:style-name="T2">0151 5102 8803</text:span><text:span text:style-name="T1">. Die „offizielle“ Telefonnummer des OpenLab ist die </text:span><text:span text:style-name="T2">0821 570 899 44</text:span><text:span text:style-name="T4">. </text:span><text:span text:style-name="T5">Wir würden uns auch freuen, wenn Du einfach mal vorbeischaust. Es gibt auch gutes Essen und Trinken und nette Leute.</text:span></text:p>
      <text:p text:style-name="P2"><text:span text:style-name="T5"/></text:p>
      <text:p text:style-name="P3"><text:span text:style-name="T3">Für das OpenLab Augsburg,<text:line-break/>phj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ice Powerline" svg:font-family="'Anonymice Powerline'" style:font-pitch="fixed"/>
    <style:font-face style:name="Fira Mono for Powerline" svg:font-family="'Fira Mono for Powerline'" style:font-adornments="Bold" style:font-pitch="fixed"/>
    <style:font-face style:name="Source Code Pro Medium" svg:font-family="'Source Code Pro Medium'" style:font-pitch="fixed"/>
    <style:font-face style:name="Ubuntu Mono derivative Powerline" svg:font-family="'Ubuntu Mono derivative Powerline'" style:font-pitch="fixed"/>
    <style:font-face style:name="monofur" svg:font-family="monofur" style:font-pitch="fixed"/>
    <style:font-face style:name="00 Starmap Truetype" svg:font-family="'00 Starmap Truetype'" style:font-pitch="variable"/>
    <style:font-face style:name="8BIT WONDER" svg:font-family="'8BIT WONDER'" style:font-pitch="variable"/>
    <style:font-face style:name="Belle Allure CM" svg:font-family="'Belle Allure CM'" style:font-pitch="variable"/>
    <style:font-face style:name="Buttercup Sample" svg:font-family="'Buttercup Sample'" style:font-pitch="variable"/>
    <style:font-face style:name="Cocogoose" svg:font-family="Cocogoose" style:font-pitch="variable"/>
    <style:font-face style:name="Cubic" svg:font-family="Cubic" style:font-pitch="variable"/>
    <style:font-face style:name="Keep Calm Med" svg:font-family="'Keep Calm Med'" style:font-pitch="variable"/>
    <style:font-face style:name="Lemon/Milk light" svg:font-family="'Lemon/Milk light'" style:font-pitch="variable"/>
    <style:font-face style:name="Roboto" svg:font-family="Roboto" style:font-pitch="variable"/>
    <style:font-face style:name="Tall Dark And Handsome" svg:font-family="'Tall Dark And Handsome'" style:font-pitch="variable"/>
    <style:font-face style:name="Thirsty Script Extrabold Demo" svg:font-family="'Thirsty Script Extrabold Demo'" style:font-pitch="variable"/>
    <style:font-face style:name="Tinos for Powerline" svg:font-family="'Tinos for Powerline'" style:font-adornments="Bold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NimbusSans" svg:font-family="NimbusSans" style:font-adornments="Bold" style:font-family-generic="swiss" style:font-pitch="variable"/>
    <style:font-face style:name="URW Gothic" svg:font-family="'URW Gothic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DejaVu Serif" fo:font-size="12pt" fo:language="de" fo:country="DE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23:05:34.242217737</meta:creation-date>
    <meta:print-date>2017-07-18T00:04:09.666518705</meta:print-date>
    <dc:date>2017-07-18T00:13:37.901096151</dc:date>
    <meta:editing-duration>PT27M3S</meta:editing-duration>
    <meta:editing-cycles>1</meta:editing-cycles>
    <meta:document-statistic meta:table-count="0" meta:image-count="0" meta:object-count="0" meta:page-count="1" meta:paragraph-count="6" meta:word-count="208" meta:character-count="1266" meta:non-whitespace-character-count="1068"/>
    <meta:generator>LibreOffice/5.3.3.2$Linux_X86_64 LibreOffice_project/30m0$Build-2</meta:generator>
  </office:meta>
</office:document-meta>
</file>